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99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Cinnamon chess engine – Perft Results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nbqkbnr/pppppppp/8/8/8/8/PPPPPPPP/RNBQKBNR w KQkq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998978956" calcext:value-type="float">
            <text:p>8499897895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39530234167" calcext:value-type="float">
            <text:p>243953023416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 table:number-columns-spanned="5" table:number-rows-spanned="11">
            <text:p>xxxxxxa"http://webchess.freehostia.com/diag/chessdiag.php?fen=r3k2r/p1ppqpb1/bn2pnp1/3PN3/1p2P3/2N2Q1p/PPPBBPPP/R3K2R w Kqkq <text:s/>- 0 25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493944087984" calcext:value-type="float">
            <text:p>15493944087984</text:p>
          </table:table-cell>
          <table:table-cell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PPP4k/8/8/8/8/4Kppp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string" calcext:value-type="string" table:number-columns-spanned="5" table:number-rows-spanned="12">
            <text:p>xxxxxxa"http://webchess.freehostia.com/diag/chessdiag.php?fen=8/PPP4k/8/8/8/8/4Kppp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69262376292" calcext:value-type="float">
            <text:p>9169262376292</text:p>
          </table:table-cell>
          <table:table-cell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2p5/3p4/KP5r/1R3p1k/8/4P1P1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" office:value-type="string" calcext:value-type="string" table:number-columns-spanned="5" table:number-rows-spanned="13">
            <text:p>xxxxxxa"http://webchess.freehostia.com/diag/chessdiag.php?fen=8/2p5/3p4/KP5r/1R3p1k/8/4P1P1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60322602309" calcext:value-type="float">
            <text:p>8603226023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3K4/2p5/p2b2r1/5k2/8/8/1q6 b - 1 67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3K4/2p5/p2b2r1/5k2/8/8/1q6 b - 1 67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7773803207" calcext:value-type="float">
            <text:p>39777380320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7p/p5pb/4k3/P1pPn3/8/P5PP/1rB2RK1 b - d3 0 28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4975507497" calcext:value-type="float">
            <text:p>6149755074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09:22:42.66633962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10-08T09:22:50.297863125</dc:date>
    <dc:creator>geko </dc:creator>
    <meta:editing-duration>PT3H9M21S</meta:editing-duration>
    <meta:editing-cycles>57</meta:editing-cycles>
    <meta:generator>LibreOffice/4.2.8.2$Linux_X86_64 LibreOffice_project/420m0$Build-2</meta:generator>
    <dc:title>Cinnamon chess engine - Perft results</dc:title>
    <meta:document-statistic meta:table-count="1" meta:cell-count="153" meta:object-count="0"/>
  </office:meta>
</office:document-meta>
</file>